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e6a91" officeooo:paragraph-rsid="00004e7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d0f2d" officeooo:paragraph-rsid="00004e7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d629" officeooo:paragraph-rsid="00004e7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84df3" officeooo:paragraph-rsid="00004e7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a3e3e" officeooo:paragraph-rsid="00004e7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bd020" officeooo:paragraph-rsid="00004e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d0f2d" officeooo:paragraph-rsid="00004e7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7d629" officeooo:paragraph-rsid="00004e77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officeooo:rsid="007d0f2d" officeooo:paragraph-rsid="00004e7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italic" officeooo:rsid="0077d629" officeooo:paragraph-rsid="00004e77" style:font-size-asian="12pt" style:font-style-asian="italic" style:font-size-complex="12pt" style:font-style-complex="italic"/>
    </style:style>
    <style:style style:name="T1" style:family="text">
      <style:text-properties officeooo:rsid="034ba17f"/>
    </style:style>
    <style:style style:name="T2" style:family="text">
      <style:text-properties officeooo:rsid="019a0501"/>
    </style:style>
    <style:style style:name="T3" style:family="text">
      <style:text-properties officeooo:rsid="00784df3"/>
    </style:style>
    <style:style style:name="T4" style:family="text">
      <style:text-properties officeooo:rsid="0055c68d"/>
    </style:style>
    <style:style style:name="T5" style:family="text">
      <style:text-properties officeooo:rsid="01374a08"/>
    </style:style>
    <style:style style:name="T6" style:family="text">
      <style:text-properties officeooo:rsid="034bc079"/>
    </style:style>
    <style:style style:name="T7" style:family="text">
      <style:text-properties officeooo:rsid="007d0f2d"/>
    </style:style>
    <style:style style:name="T8" style:family="text">
      <style:text-properties officeooo:rsid="007e6a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/>
      <text:p text:style-name="P8"/>
      <text:p text:style-name="P3">Нет добра без худа — не успел порадоваться, что отчисление просвистало мимо, как снова пришлось впрягаться в постылую лямку. Кагебист помаячил газеткой — пора явиться для отчёта и инструкций.</text:p>
      <text:p text:style-name="P3">На встрече выяснилось, что я в этой конторе по рукам пошёл.</text:p>
      <text:p text:style-name="P3">Капитана, за проявленные героизм и бдительность в деле «о партийных играх», поощрили <text:span text:style-name="T1">повышением</text:span> из провинциальной глуши в столичный Киев. </text:p>
      <text:p text:style-name="P3">Он не скрывал радости по этому поводу, передавая меня, как инвентарь, своему преемнику.</text:p>
      <text:p text:style-name="P3"/>
      <text:p text:style-name="P3">Преемник оказался чернявый, молодой, только что окончивший институт в Чернигове, на историческом факультете которого готовили<text:span text:style-name="T2">сь</text:span> партийные кадры.</text:p>
      <text:p text:style-name="P3">После того факультета не нужно ехать по распределению в село, а получаешь должность, как минимум в райкоме партии и — расти хоть до члена Политбюро ЦК КПСС, если способности позволяют и данные есть.</text:p>
      <text:p text:style-name="P3">Но не всякому под силу закончить этот факультет.</text:p>
      <text:p text:style-name="P3">Двое студентов нашего филфака перевелись туда учиться, так через месяц <text:span text:style-name="T3">плюнули на все карьерные перспективы и вернулись обратно.</text:span></text:p>
      <text:p text:style-name="P4">Там дисциплина — <text:s/>как в кадетской школе, если при входе лектора в аудиторию не встанешь в постойку «смирно», <text:s/>то староста группы, такой же студент, как ты, на тебя вызверится не хуже, чем «фазан» на салагу.</text:p>
      <text:p text:style-name="P4">А в общежитии все вообще по струнке ходят и друг за другом подсматривают, чтобы настучать. Ведь райком райкому рознь — может оказаться в занюханном райцентре, а может и в столичном городе. </text:p>
      <text:p text:style-name="P4">Классический пример борьбы за выживание — чем больше выживешь других, тем труднее тебя выжить.</text:p>
      <text:p text:style-name="P4"/>
      <text:p text:style-name="P4">Этот молодой чернявый <text:span text:style-name="T4">ходил в длинном кожухе и на мой не зарился. </text:span></text:p>
      <text:p text:style-name="P4"><text:span text:style-name="T4">Он </text:span>оказался<text:span text:style-name="T4"> </text:span>поромантичней повышенного капитана, а может просто облениться не успел, и <text:span text:style-name="T4">потому </text:span>назначал мне встречи в различных городских учреждениях.</text:p>
      <text:p text:style-name="P4">То в ЗАГСе, когда уже закрыт после рабочего дня, то в бюро по туризму. </text:p>
      <text:p text:style-name="P4">Один раз на кухне пустой квартиры на четвёртом этаже пятиэтажки, недалеко от главной площади.</text:p>
      <text:p text:style-name="P4">В тот раз он своего нового начальника привёл. Когда-то на таких говорили «интересный мужчина», седые волосы в стрижке бобриком над загорелым моложавым лицом. </text:p>
      <text:p text:style-name="P4">Сразу чувствуется Европа.</text:p>
      <text:p text:style-name="P4">Его за что-то из филиала в Венгрии турнули в это захолустье, вот он и заинтересовался сексотом, через которого предыдущий капитан поднялся в Киев.</text:p>
      <text:p text:style-name="P4">Однако, послужить и этому трамплином я уже не мог. <text:span text:style-name="T5">Хватит</text:span>. Нахлебался.</text:p>
      <text:p text:style-name="P4"/>
      <text:p text:style-name="P5">Чернявый чуть не плакал от моего неизменного доклада, что нынешняя студенческая молодёжь это <text:s/>аморфная масса думающая лишь о том, сколько сала осталось в «торбе».</text:p>
      <text:p text:style-name="P5">Миновали игривые времена.</text:p>
      <text:p text:style-name="P5">А ему, неуёмному, <text:s/>до того <text:span text:style-name="T2">ж <text:s/>уж </text:span>хотелось, что он даже и ко мне сексота подсылал, в 72-ю комнату, а вдруг я перевербовался и стал двойным агентом и под койкой у меня подпольная типография?</text:p>
      <text:p text:style-name="P5">Конечно, тот сексот мне не представился, что он секретный сотрудник под псевдонимом «Вовчик», но я его всё равно вычислил.</text:p>
      <text:p text:style-name="P5">Нормальный студент с физмата обратится ко мне с просьбой, чтоб я его подтянул по английскому? При моём-то «имидже».</text:p>
      <text:p text:style-name="P5">Он оправдывался тем, что мы живём в одном общежитии. </text:p>
      <text:p text:style-name="P5"><text:soft-page-break/>Хорошо, если смогу — помогу.</text:p>
      <text:p text:style-name="P5">Вот он приходит, я гостеприимно ему предоставляю койку первокурсника <text:span text:style-name="T6">из нашей комнаты</text:span> и называю номер упражнения из его же учебника, и он начинает выполнять его в свою тетрадку.</text:p>
      <text:p text:style-name="P5">Теперь я могу вернуться за стол, где уже начата «пуля» в преферанс. </text:p>
      <text:p text:style-name="P5">И что он может украдкой записать в тетрадку: «семь червей», «вист», «пас», «мизер»?</text:p>
      <text:p text:style-name="P5">В ту эпоху на пачках сигарет и папирос ещё не писали «Минздрав предупреждает — курение опасно для здоровья» и в 72-й комнате дым плавал слоями <text:span text:style-name="T6">и</text:span> свивался в медленные клубы.</text:p>
      <text:p text:style-name="P5">Некурящему физматовцу хватило всего двух занятий, чтоб убедиться — да, студенческая масса абсолютно аморфна: по две копейки за вист.</text:p>
      <text:p text:style-name="P5"/>
      <text:p text:style-name="P5">Но один раз чернявый продиктовал мне донос на Жомнира. </text:p>
      <text:p text:style-name="P6">Никакого компромата, <text:span text:style-name="T6">а </text:span>просто, что будто бы в такой-то день, в такой-то час Жомнир выходил из лингафонной лаборатории.</text:p>
      <text:p text:style-name="P6">Ну, лингафонка это не явочная квартира и, кроме лаборантки, там полно первокурсников за стеклянными дверями кабинок — в наушниках сидят и попугаят тексты Meet the Parkers. Совершенно неподходящее место для раздувания украинского национализма.</text:p>
      <text:p text:style-name="P6">По-моему, донос ему понадобился когда узнал, что я бываю на дому у Жомнира для обсуждения моих переводов в «Translator», с которыми я так и не завязал. </text:p>
      <text:p text:style-name="P6">Такая бумажка завсегда пригодиться может:</text:p>
      <text:p text:style-name="P6">- Почерк вам знаком, Александр Васильевич?</text:p>
      <text:p text:style-name="P6"/>
      <text:p text:style-name="P6">Последним моим заданием стало знакомство с американцами.</text:p>
      <text:p text:style-name="P6">В Киеве проходила сельскохозяйственная выставка США и я получил инструкцию посетить её и попытаться завязать знакомство хоть с кем-нибудь из персонала.</text:p>
      <text:p text:style-name="P6">Я прихватил с собой Славика и мы погнали в Киев на территорию республиканской ВДНХа, где в большущем ангаре проходила эта десятидневная выставка.</text:p>
      <text:p text:style-name="P6">Живые американцы тогда в диковинку были. На выставке толкучка жуткая — поплотнее, чем даже в Мавзолей Ленина на Красной площади в Москве.</text:p>
      <text:p text:style-name="P6">Как войдёшь, висит громадный портрет президента США Джимми Картера с наилучшими пожеланиями советскому народу; и дальше толпа движется змейкой вдоль турникетов с отсеками по сторонам — трактора там, сеялки-веялки всякие, картинки фермерских хозяйств.</text:p>
      <text:p text:style-name="P6"/>
      <text:p text:style-name="P6">В одном закутке надувная свинья стояла, симпатичная такая — <text:span text:style-name="T7">крупными цветами изрисована в стиле мультика «Жёлтая субмарина» Beatles.</text:span></text:p>
      <text:p text:style-name="P7">А рядом с цветастой свиньёй — девушка. Так себе, если не знать, что американка, во второй раз и не глянешь. </text:p>
      <text:p text:style-name="P7">Стоит и твердит, как заводная:</text:p>
      <text:p text:style-name="P7">- This is a piglet! This is a piglet!</text:p>
      <text:p text:style-name="P7">Глаза словно стеклом затянуты, наверно, обалдела часами перед толпой стоять, что с гулом мимо валит, как Ниагарский водопад. </text:p>
      <text:p text:style-name="P2">- This is a piglet! This is a piglet!</text:p>
      <text:p text:style-name="P2">А кто её поймёт в этом людском потоке? Мне жалко стало, притормозил, говорю:</text:p>
      <text:p text:style-name="P2">- Call it «porosyonok».</text:p>
      <text:p text:style-name="P2">- This is a piglet! This is a piglet!</text:p>
      <text:p text:style-name="P2"/>
      <text:p text:style-name="P9"><text:span text:style-name="T5">(...н</text:span>а тот момент две великие нации ещё не созрели для диалога...<text:span text:style-name="T5">)</text:span></text:p>
      <text:p text:style-name="P9"/>
      <text:p text:style-name="P2">Вышли мы со Славиком из ангара и раскумарились на промозглом весеннем ветру республиканской ВДНХа.</text:p>
      <text:p text:style-name="P2">А чернявому я доложил, что американцы зашуганные какие-то. Он понял, что из «зашуганных», как и из «аморфных» дело не сошьёшь и — опечалился.</text:p>
      <text:p text:style-name="P2"><text:soft-page-break/></text:p>
      <text:p text:style-name="P2">Задание это оказалось последним потому, что после него я <text:span text:style-name="T5">вскоре </text:span>сам себе яму выкопал.</text:p>
      <text:p text:style-name="P2">Чернявый уже внаглую требовал написать хоть что-нибудь новое. И тут мне подвернулось — и ему в радость, и людям без вреда.</text:p>
      <text:p text:style-name="P2">В читальном зале института, в Новом корпусе, я перелистывал биографию Богдана Хмельницкого и на одной из страниц увидел карандашную пометку на украинском языке «Богдан Хмельницкий — предатель украинского народа».</text:p>
      <text:p text:style-name="P2">Вот на эту пометку я и донёс. Он обрадовался — раз воссоединитель с Россией предателем назван, то это махровый украинский национализм.</text:p>
      <text:p text:style-name="P2">- А страница какая?</text:p>
      <text:p text:style-name="P2">- Ну, где-то посередине.</text:p>
      <text:p text:style-name="P2">Вобщем, изъяли эту книгу, долистались до страницы и на следующем свидании:</text:p>
      <text:p text:style-name="P2">- <text:span text:style-name="T8">А ведь в книге это ты написал.</text:span></text:p>
      <text:p text:style-name="P2">- <text:span text:style-name="T8">Что?!</text:span></text:p>
      <text:p text:style-name="P2">- <text:span text:style-name="T8">Почерк твой — вот что! Лучше сам признайся — зачем?</text:span></text:p>
      <text:p text:style-name="P1">Короче, на пушку берёт, экспертизой стращает.</text:p>
      <text:p text:style-name="P1">Через месяц он мне объяснил, что у меня буква «а» хоть и похожа, но другая. Так ему графолог говорил.</text:p>
      <text:p text:style-name="P1">И, что характерно, не извинился даже.</text:p>
      <text:p text:style-name="P1"/>
      <text:p text:style-name="P1">Вобщем, я, типа, обиделся и перестал ходить на свидания, сколько бы он ни семафорил.</text:p>
      <text:p text:style-name="P1">А при случайных встречах в город<text:span text:style-name="T6">ском транспорте я</text:span> сводил общение к безразличной незаинтересованности.</text:p>
      <text:p text:style-name="P1">Ему, похоже, дошло, что от такого сексота пользы — как от двух тузов в прикупе на мизер с дырками и — отстал.</text:p>
      <text:p text:style-name="P1">Так в архивах КГБ перестали копиться доносы с моим почерком и подписью «Павел». </text:p>
      <text:p text:style-name="P1">Но я ни разу в жизни об этом не пожалел — особой любви между нами никогда не бы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03:15.108128745</meta:creation-date>
    <dc:date>2017-03-02T17:03:21.000749737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1130" meta:character-count="7284" meta:non-whitespace-character-count="6186"/>
    <meta:generator>LibreOffice/4.3.3.2$Linux_x86 LibreOffice_project/430m0$Build-2</meta:generator>
  </office:meta>
</office:document-meta>
</file>